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3 loops de batería de fondo. Se usa uno u otro y el criterio de cambio debe ser cuando se cambie de habitación.<text:line-break/>ROOM01</text:p>
      <text:p text:style-name="Standard">ROOM02</text:p>
      <text:p text:style-name="Standard">ROOM03<text:line-break/><text:line-break/>3 loops con batería y elementos melodicos que deben sustituir a los anteriores cuando estés en racha de combo (si esto existe al final)<text:line-break/>ROOM01_Combo</text:p>
      <text:p text:style-name="Standard">ROOM02_Combo</text:p>
      <text:p text:style-name="Standard">ROOM02_Combo</text:p>
      <text:p text:style-name="Standard"/>
      <text:p text:style-name="Standard">Objetos destruibles/golpeables/lanzables: La idea es diferenciar entre objetos pequeños, objetos medianos y objetos pesados. Para cada uno de ellos tengo varios perfiles, así hay variedad entre los diferentes tipos.<text:line-break/><text:line-break/>Objetos pesados:<text:line-break/>HITLowA <text:line-break/>HITLowB</text:p>
      <text:p text:style-name="Standard"/>
      <text:p text:style-name="Standard">Algunos objetos pesados tendrán asociados LowA y otros LowB. Cada uno de ellos tiene 3 variaciones A1, A2, A3 y B1, B2, B3. Deben lanzarse aleatoriamente sus variaciones. </text:p>
      <text:p text:style-name="Standard"/>
      <text:p text:style-name="Standard">Objetos medianos:<text:line-break/>HITMidA</text:p>
      <text:p text:style-name="Standard">HITMidB</text:p>
      <text:p text:style-name="Standard">HITMidC</text:p>
      <text:p text:style-name="Standard">HITMidD</text:p>
      <text:p text:style-name="Standard">HITMidE</text:p>
      <text:p text:style-name="Standard">HITMidF</text:p>
      <text:p text:style-name="Standard">HITMidG</text:p>
      <text:p text:style-name="Standard">HITMidH</text:p>
      <text:p text:style-name="Standard"/>
      <text:p text:style-name="Standard">Igual que los anteriores. Entre todos deberia cubrirse todos los objetos medianos, y si hay más objetos que HITs pues deberán repetirse algunos. También tienen 3 variaciones cada uno.<text:line-break/><text:line-break/>Objetos pequeños (cristales, porcelana, vajilla también entran)<text:line-break/>HITHighA<text:line-break/>HITHighB</text:p>
      <text:p text:style-name="Standard">HITHighC</text:p>
      <text:p text:style-name="Standard">HITHighD</text:p>
      <text:p text:style-name="Standard">HITHighE</text:p>
      <text:p text:style-name="Standard">HITHighG</text:p>
      <text:p text:style-name="Standard"/>
      <text:p text:style-name="Standard">Mismas condiciones que los anterio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55S</meta:editing-duration>
    <meta:editing-cycles>3</meta:editing-cycles>
    <meta:generator>OpenOffice/4.1.7$Win32 OpenOffice.org_project/417m1$Build-9800</meta:generator>
    <dc:date>2021-01-31T09:46:31.15</dc:date>
    <meta:document-statistic meta:table-count="0" meta:image-count="0" meta:object-count="0" meta:page-count="1" meta:paragraph-count="21" meta:word-count="171" meta:character-count="1135"/>
    <meta:user-defined meta:name="Info 1"/>
    <meta:user-defined meta:name="Info 2"/>
    <meta:user-defined meta:name="Info 3"/>
    <meta:user-defined meta:name="Info 4"/>
  </office:meta>
</office:document-meta>
</file>